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Sans Condensed" svg:font-family="'Fira Sans Condensed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ingFang SC" svg:font-family="'PingFang SC'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ff972f" draw:marker-start-width="0.252cm" draw:marker-end-width="0.252cm" draw:fill-color="#ffffff" draw:opacity="40%" draw:textarea-horizontal-align="justify" draw:textarea-vertical-align="middle" draw:auto-grow-height="false" fo:min-height="0.427cm" fo:min-width="2.732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77bc65" draw:marker-start-width="0.252cm" draw:marker-end-width="0.252cm" draw:fill-color="#ffffff" draw:textarea-horizontal-align="justify" draw:textarea-vertical-align="middle" draw:auto-grow-height="false" fo:min-height="0.273cm" fo:min-width="4.48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e16173" draw:marker-start-width="0.252cm" draw:marker-end-width="0.252cm" draw:fill-color="#ffffff" draw:textarea-horizontal-align="justify" draw:textarea-vertical-align="middle" draw:auto-grow-height="false" fo:min-height="0.158cm" fo:min-width="1.374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width="0.035cm" svg:stroke-color="#729fcf" draw:marker-start-width="0.252cm" draw:marker-end-width="0.252cm" draw:fill-color="#ffffff" draw:textarea-horizontal-align="justify" draw:textarea-vertical-align="middle" draw:auto-grow-height="false" fo:min-height="0.112cm" fo:min-width="2.697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 style:list-style-name="L1">
      <style:graphic-properties svg:stroke-width="0.035cm" svg:stroke-color="#ff972f" draw:marker-start-width="0.252cm" draw:marker-end-width="0.252cm" draw:fill-color="#ffffff" draw:opacity="40%" draw:textarea-horizontal-align="justify" draw:textarea-vertical-align="middle" draw:auto-grow-height="false" fo:min-height="0.34cm" fo:min-width="0.94cm" fo:padding-top="0.142cm" fo:padding-bottom="0.142cm" fo:padding-left="0.267cm" fo:padding-right="0.267cm"/>
      <style:paragraph-properties style:writing-mode="lr-tb"/>
    </style:style>
    <style:style style:name="gr6" style:family="graphic" style:parent-style-name="objectwithoutfill">
      <style:graphic-properties draw:stroke="solid" svg:stroke-width="0.035cm" svg:stroke-color="#f10d0c" draw:marker-start-width="0.252cm" draw:marker-end="Arrowheads_20_1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draw:stroke="solid" svg:stroke-width="0.035cm" svg:stroke-color="#f10d0c" draw:marker-start-width="0.252cm" draw:marker-end="Arrowheads_20_2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draw:stroke="solid" svg:stroke-width="0.035cm" svg:stroke-color="#f10d0c" draw:marker-start-width="0.252cm" draw:marker-end="线条箭头_20_1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draw:stroke="solid" svg:stroke-width="0.035cm" svg:stroke-color="#f10d0c" draw:marker-start-width="0.252cm" draw:marker-end="Arrowheads_20_4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draw:stroke="solid" svg:stroke-width="0.035cm" svg:stroke-color="#f10d0c" draw:marker-start-width="0.252cm" draw:marker-end="Arrowheads_20_5" draw:marker-end-width="0.352cm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0.36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13" style:family="graphic" style:parent-style-name="objectwithoutfill">
      <style:graphic-properties svg:stroke-width="0.035cm" svg:stroke-color="#8e86ae" draw:marker-start-width="0.252cm" draw:marker-end="Arrowheads_20_9" draw:marker-end-width="0.3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729fcf" draw:marker-start-width="0.252cm" draw:marker-end-width="0.252cm" draw:fill-color="#ffffff" draw:textarea-horizontal-align="justify" draw:textarea-vertical-align="middle" draw:auto-grow-height="false" fo:min-height="0.11cm" fo:min-width="2.697cm" fo:padding-top="0.142cm" fo:padding-bottom="0.142cm" fo:padding-left="0.267cm" fo:padding-right="0.267cm"/>
      <style:paragraph-properties style:writing-mode="lr-tb"/>
    </style:style>
    <style:style style:name="gr15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0.358cm"/>
      <style:paragraph-properties style:writing-mode="lr-tb"/>
    </style:style>
    <style:style style:name="gr16" style:family="graphic" style:parent-style-name="standard">
      <style:graphic-properties svg:stroke-width="0.035cm" svg:stroke-color="#729fcf" draw:marker-start-width="0.252cm" draw:marker-end-width="0.252cm" draw:fill-color="#ffffff" draw:textarea-horizontal-align="justify" draw:textarea-vertical-align="middle" draw:auto-grow-height="false" fo:min-height="0.116cm" fo:min-width="2.696cm" fo:padding-top="0.142cm" fo:padding-bottom="0.142cm" fo:padding-left="0.267cm" fo:padding-right="0.267cm"/>
      <style:paragraph-properties style:writing-mode="lr-tb"/>
    </style:style>
    <style:style style:name="gr17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0.357cm"/>
      <style:paragraph-properties style:writing-mode="lr-tb"/>
    </style:style>
    <style:style style:name="gr18" style:family="graphic" style:parent-style-name="standard">
      <style:graphic-properties svg:stroke-width="0.035cm" svg:stroke-color="#729fcf" draw:marker-start-width="0.252cm" draw:marker-end-width="0.252cm" draw:fill-color="#ffffff" draw:textarea-horizontal-align="justify" draw:textarea-vertical-align="middle" draw:auto-grow-height="false" fo:min-height="0.11cm" fo:min-width="2.696cm" fo:padding-top="0.142cm" fo:padding-bottom="0.142cm" fo:padding-left="0.267cm" fo:padding-right="0.267cm"/>
      <style:paragraph-properties style:writing-mode="lr-tb"/>
    </style:style>
    <style:style style:name="gr19" style:family="graphic" style:parent-style-name="standard">
      <style:graphic-properties svg:stroke-width="0.035cm" svg:stroke-color="#77bc65" draw:marker-start-width="0.252cm" draw:marker-end-width="0.252cm" draw:fill-color="#ffffff" draw:textarea-horizontal-align="justify" draw:textarea-vertical-align="middle" draw:auto-grow-height="false" fo:min-height="0.267cm" fo:min-width="1.271cm" fo:padding-top="0.142cm" fo:padding-bottom="0.142cm" fo:padding-left="0.267cm" fo:padding-right="0.267cm"/>
      <style:paragraph-properties style:writing-mode="lr-tb"/>
    </style:style>
    <style:style style:name="gr20" style:family="graphic" style:parent-style-name="standard">
      <style:graphic-properties svg:stroke-width="0.035cm" svg:stroke-color="#77bc65" draw:marker-start-width="0.252cm" draw:marker-end-width="0.252cm" draw:fill-color="#ffffff" draw:textarea-horizontal-align="justify" draw:textarea-vertical-align="middle" draw:auto-grow-height="false" fo:min-height="0.28cm" fo:min-width="1.271cm" fo:padding-top="0.142cm" fo:padding-bottom="0.142cm" fo:padding-left="0.267cm" fo:padding-right="0.267cm"/>
      <style:paragraph-properties style:writing-mode="lr-tb"/>
    </style:style>
    <style:style style:name="gr21" style:family="graphic" style:parent-style-name="standard">
      <style:graphic-properties svg:stroke-width="0.035cm" svg:stroke-color="#77bc65" draw:marker-start-width="0.252cm" draw:marker-end-width="0.252cm" draw:fill-color="#ffffff" draw:textarea-horizontal-align="justify" draw:textarea-vertical-align="middle" draw:auto-grow-height="false" fo:min-height="0.267cm" fo:min-width="1.259cm" fo:padding-top="0.142cm" fo:padding-bottom="0.142cm" fo:padding-left="0.267cm" fo:padding-right="0.267cm"/>
      <style:paragraph-properties style:writing-mode="lr-tb"/>
    </style:style>
    <style:style style:name="gr22" style:family="graphic" style:parent-style-name="standard">
      <style:graphic-properties svg:stroke-width="0.035cm" svg:stroke-color="#77bc65" draw:marker-start-width="0.252cm" draw:marker-end-width="0.252cm" draw:fill-color="#ffffff" draw:textarea-horizontal-align="justify" draw:textarea-vertical-align="middle" draw:auto-grow-height="false" fo:min-height="0.267cm" fo:min-width="1.264cm" fo:padding-top="0.142cm" fo:padding-bottom="0.142cm" fo:padding-left="0.267cm" fo:padding-right="0.267cm"/>
      <style:paragraph-properties style:writing-mode="lr-tb"/>
    </style:style>
    <style:style style:name="gr23" style:family="graphic" style:parent-style-name="standard">
      <style:graphic-properties svg:stroke-width="0.035cm" svg:stroke-color="#77bc65" draw:marker-start-width="0.252cm" draw:marker-end-width="0.252cm" draw:fill-color="#ffffff" draw:textarea-horizontal-align="justify" draw:textarea-vertical-align="middle" draw:auto-grow-height="false" fo:min-height="0.267cm" fo:min-width="1.27cm" fo:padding-top="0.142cm" fo:padding-bottom="0.142cm" fo:padding-left="0.267cm" fo:padding-right="0.267cm"/>
      <style:paragraph-properties style:writing-mode="lr-tb"/>
    </style:style>
    <style:style style:name="gr24" style:family="graphic" style:parent-style-name="standard">
      <style:graphic-properties svg:stroke-width="0.035cm" svg:stroke-color="#77bc65" draw:marker-start-width="0.252cm" draw:marker-end-width="0.252cm" draw:fill-color="#ffffff" draw:textarea-horizontal-align="justify" draw:textarea-vertical-align="middle" draw:auto-grow-height="false" fo:min-height="0.267cm" fo:min-width="2.119cm" fo:padding-top="0.142cm" fo:padding-bottom="0.142cm" fo:padding-left="0.267cm" fo:padding-right="0.267cm"/>
      <style:paragraph-properties style:writing-mode="lr-tb"/>
    </style:style>
    <style:style style:name="gr25" style:family="graphic" style:parent-style-name="standard">
      <style:graphic-properties svg:stroke-width="0.035cm" svg:stroke-color="#f10d0c" draw:marker-start-width="0.252cm" draw:marker-end-width="0.252cm" draw:textarea-vertical-align="middle" fo:padding-top="0.142cm" fo:padding-bottom="0.142cm" fo:padding-left="0.267cm" fo:padding-right="0.267cm"/>
    </style:style>
    <style:style style:name="gr26" style:family="graphic" style:parent-style-name="standard">
      <style:graphic-properties svg:stroke-width="0.035cm" svg:stroke-color="#f10d0c" draw:marker-start-width="0.252cm" draw:marker-end="Arrowheads_20_4" draw:marker-end-width="0.252cm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 style:writing-mode="lr-tb"/>
      <style:text-properties fo:color="#ff972f" loext:opacity="100%" style:font-name="Fira Sans Condensed" fo:font-size="16pt" fo:font-style="normal" fo:font-weight="bold" style:font-size-asian="16pt" style:font-size-complex="16pt"/>
    </style:style>
    <style:style style:name="P2" style:family="paragraph">
      <loext:graphic-properties draw:fill-color="#ffffff" draw:opacity="40%"/>
      <style:paragraph-properties fo:text-align="center" style:writing-mode="lr-tb"/>
      <style:text-properties fo:color="#ff972f" loext:opacity="100%" style:font-name="Fira Sans Condensed" fo:font-size="16pt" fo:font-style="normal" fo:font-weight="bold" style:font-size-asian="16pt" style:font-size-complex="16pt"/>
    </style:style>
    <style:style style:name="P3" style:family="paragraph">
      <style:paragraph-properties fo:text-align="center" style:writing-mode="lr-tb"/>
      <style:text-properties fo:color="#77bc65" loext:opacity="100%" style:font-name="Fira Sans Condensed" fo:font-size="16pt" fo:font-weight="bold" style:font-size-asian="16pt" style:font-size-complex="16pt"/>
    </style:style>
    <style:style style:name="P4" style:family="paragraph">
      <loext:graphic-properties draw:fill-color="#ffffff"/>
      <style:paragraph-properties fo:text-align="center" style:writing-mode="lr-tb"/>
      <style:text-properties fo:color="#77bc65" loext:opacity="100%" style:font-name="Fira Sans Condensed" fo:font-size="16pt" fo:font-weight="bold" style:font-size-asian="16pt" style:font-size-complex="16pt"/>
    </style:style>
    <style:style style:name="P5" style:family="paragraph">
      <style:paragraph-properties fo:text-align="center" style:writing-mode="lr-tb"/>
      <style:text-properties fo:color="#e16173" loext:opacity="100%" style:font-name="Fira Sans Condensed" fo:font-size="16pt" fo:font-weight="bold" style:font-size-asian="16pt" style:font-size-complex="16pt"/>
    </style:style>
    <style:style style:name="P6" style:family="paragraph">
      <loext:graphic-properties draw:fill-color="#ffffff"/>
      <style:paragraph-properties fo:text-align="center" style:writing-mode="lr-tb"/>
      <style:text-properties fo:color="#e16173" loext:opacity="100%" style:font-name="Fira Sans Condensed" fo:font-size="16pt" fo:font-weight="bold" style:font-size-asian="16pt" style:font-size-complex="16pt"/>
    </style:style>
    <style:style style:name="P7" style:family="paragraph">
      <style:paragraph-properties fo:text-align="center" style:writing-mode="lr-tb"/>
      <style:text-properties fo:color="#729fcf" loext:opacity="100%" style:font-name="Fira Sans Condensed" fo:font-size="10.5pt" fo:font-weight="bold" style:font-size-asian="16pt" style:font-size-complex="16pt"/>
    </style:style>
    <style:style style:name="P8" style:family="paragraph">
      <loext:graphic-properties draw:fill-color="#ffffff"/>
      <style:paragraph-properties fo:text-align="center" style:writing-mode="lr-tb"/>
      <style:text-properties fo:color="#729fcf" loext:opacity="100%" style:font-name="Fira Sans Condensed" fo:font-size="10.5pt" fo:font-weight="bold" style:font-size-asian="16pt" style:font-size-complex="16pt"/>
    </style:style>
    <style:style style:name="P9" style:family="paragraph">
      <style:paragraph-properties fo:text-align="center" style:writing-mode="lr-tb"/>
      <style:text-properties fo:color="#ff972f" loext:opacity="100%" style:font-name="Fira Sans Condensed" fo:font-size="16pt" fo:font-weight="bold" style:letter-kerning="true" style:font-name-asian="Noto Sans CJK SC" style:font-size-asian="16pt" style:font-name-complex="Droid Sans Devanagari" style:font-size-complex="16pt"/>
    </style:style>
    <style:style style:name="P10" style:family="paragraph">
      <loext:graphic-properties draw:fill-color="#ffffff" draw:opacity="40%"/>
      <style:paragraph-properties fo:text-align="center" style:writing-mode="lr-tb"/>
      <style:text-properties fo:color="#ff972f" loext:opacity="100%" style:font-name="Fira Sans Condensed" fo:font-size="16pt" fo:font-weight="bold" style:letter-kerning="true" style:font-name-asian="Noto Sans CJK SC" style:font-size-asian="16pt" style:font-name-complex="Droid Sans Devanagari" style:font-size-complex="16pt"/>
    </style:style>
    <style:style style:name="P11" style:family="paragraph">
      <loext:graphic-properties draw:fill="none"/>
      <style:paragraph-properties fo:text-align="center" style:writing-mode="lr-tb"/>
      <style:text-properties fo:font-size="11pt" fo:font-weight="bold" style:font-size-asian="11pt" style:font-size-complex="11pt"/>
    </style:style>
    <style:style style:name="P12" style:family="paragraph">
      <loext:graphic-properties draw:fill="none" draw:fill-color="#ffffff"/>
      <style:paragraph-properties style:writing-mode="lr-tb"/>
      <style:text-properties fo:color="#ff3838" loext:opacity="100%" style:font-name="Fira Sans Condensed" fo:font-size="7pt" fo:font-weight="bold" style:font-size-asian="7pt" style:font-size-complex="7p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  <style:text-properties fo:color="#333333" loext:opacity="100%" style:font-name="PingFang SC" fo:font-size="36pt" style:font-size-asian="36pt" style:font-size-complex="36pt"/>
    </style:style>
    <style:style style:name="T1" style:family="text">
      <style:text-properties fo:color="#ff972f" loext:opacity="100%" style:font-name="Fira Sans Condensed" fo:font-size="8pt" fo:font-style="normal" fo:font-weight="bold" style:font-size-asian="8pt" style:font-size-complex="8pt"/>
    </style:style>
    <style:style style:name="T2" style:family="text">
      <style:text-properties fo:color="#77bc65" loext:opacity="100%" style:font-name="Fira Sans Condensed" fo:font-size="8pt" fo:font-weight="bold" style:font-size-asian="8pt" style:font-size-complex="8pt"/>
    </style:style>
    <style:style style:name="T3" style:family="text">
      <style:text-properties fo:color="#e16173" loext:opacity="100%" style:font-name="Fira Sans Condensed" fo:font-size="8pt" fo:font-weight="bold" style:font-size-asian="8pt" style:font-size-complex="8pt"/>
    </style:style>
    <style:style style:name="T4" style:family="text">
      <style:text-properties fo:color="#729fcf" loext:opacity="100%" style:font-name="Fira Sans Condensed" fo:font-size="8pt" fo:font-weight="bold" style:font-size-asian="10pt" style:font-size-complex="10pt"/>
    </style:style>
    <style:style style:name="T5" style:family="text">
      <style:text-properties fo:color="#ff972f" loext:opacity="100%" style:font-name="Fira Sans Condensed" fo:font-size="10.5pt" fo:font-weight="bold" style:letter-kerning="true" style:font-name-asian="Noto Sans CJK SC" style:font-size-asian="10.5pt" style:font-name-complex="Droid Sans Devanagari" style:font-size-complex="10.5pt"/>
    </style:style>
    <style:style style:name="T6" style:family="text">
      <style:text-properties fo:color="#ff3838" loext:opacity="100%" style:font-name="Fira Sans Condensed" fo:font-size="7pt" fo:font-weight="bold" style:font-size-asian="7pt" style:font-size-complex="7pt"/>
    </style:style>
    <style:style style:name="T7" style:family="text">
      <style:text-properties fo:color="#333333" loext:opacity="100%" style:font-name="PingFang SC" fo:font-size="32pt" style:font-size-asian="32pt" style:font-size-complex="32pt"/>
    </style:style>
    <style:style style:name="T8" style:family="text">
      <style:text-properties fo:color="#333333" loext:opacity="100%" style:font-name="PingFang SC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342cm" svg:height="0.787cm" svg:x="4.859cm" svg:y="4.55cm">
          <text:p text:style-name="P1"><text:span text:style-name="T1">noteSystem.p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" draw:id="id2" draw:layer="layout" svg:width="6.378cm" svg:height="0.707cm" svg:x="3.335cm" svg:y="5.84cm">
          <text:p text:style-name="P3"><text:span text:style-name="T2">“</text:span><text:span text:style-name="T2">Insert a numeric note (1-10): <text:s/>“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349.5622094908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6" xml:id="id3" draw:id="id3" draw:layer="layout" svg:width="3.028cm" svg:height="0.7cm" svg:x="4.997cm" svg:y="7.114cm">
          <text:p text:style-name="P5"><text:span text:style-name="T3">myNote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8" xml:id="id4" draw:id="id4" draw:layer="layout" svg:width="6.459cm" svg:height="0.791cm" svg:x="3.285cm" svg:y="8.434cm">
          <text:p text:style-name="P7"><text:span text:style-name="T4">10 &gt;= myNote &gt;= 9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0" xml:id="id15" draw:id="id15" draw:layer="layout" svg:width="1.54cm" svg:height="0.69cm" svg:x="13.42cm" svg:y="18.05cm">
          <text:p text:style-name="P9"><text:span text:style-name="T5">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1" draw:layer="layout" draw:type="line" svg:x1="6.53cm" svg:y1="5.337cm" svg:x2="6.524cm" svg:y2="5.84cm" draw:start-shape="id1" draw:start-glue-point="2" draw:end-shape="id2" draw:end-glue-point="5" svg:d="M6530 5337l-6 503" svg:viewBox="0 0 7 504">
          <text:p/>
        </draw:connector>
        <draw:connector draw:style-name="gr7" draw:text-style-name="P11" draw:layer="layout" draw:type="line" svg:x1="6.524cm" svg:y1="6.547cm" svg:x2="6.511cm" svg:y2="7.114cm" draw:start-shape="id2" draw:start-glue-point="8" draw:end-shape="id3" draw:end-glue-point="5" svg:d="M6524 6547l-13 567" svg:viewBox="0 0 14 568">
          <text:p/>
        </draw:connector>
        <draw:connector draw:style-name="gr8" draw:text-style-name="P11" draw:layer="layout" draw:type="line" svg:x1="6.511cm" svg:y1="7.814cm" svg:x2="6.514cm" svg:y2="8.434cm" draw:start-shape="id3" draw:start-glue-point="8" draw:end-shape="id4" draw:end-glue-point="4" svg:d="M6511 7814l3 620" svg:viewBox="0 0 4 621">
          <text:p/>
        </draw:connector>
        <draw:connector draw:style-name="gr9" draw:text-style-name="P11" draw:layer="layout" svg:x1="3.285cm" svg:y1="8.83cm" svg:x2="2.748cm" svg:y2="9.727cm" draw:start-shape="id4" draw:start-glue-point="5" draw:end-shape="id5" draw:end-glue-point="5" svg:d="M3285 8830h-537v897" svg:viewBox="0 0 538 898">
          <text:p/>
        </draw:connector>
        <draw:connector draw:style-name="gr10" draw:text-style-name="P11" draw:layer="layout" svg:x1="9.744cm" svg:y1="8.83cm" svg:x2="10.218cm" svg:y2="9.673cm" draw:start-shape="id4" draw:start-glue-point="7" draw:end-shape="id6" draw:end-glue-point="4" svg:d="M9744 8830h474v843" svg:viewBox="0 0 475 844">
          <text:p/>
        </draw:connector>
        <draw:frame draw:style-name="gr11" draw:text-style-name="P12" draw:layer="layout" svg:width="0.871cm" svg:height="0.614cm" svg:x="2.707cm" svg:y="8.267cm">
          <draw:text-box>
            <text:p><text:span text:style-name="T6">T</text:span></text:p>
          </draw:text-box>
        </draw:frame>
        <draw:frame draw:style-name="gr11" draw:text-style-name="P12" draw:layer="layout" svg:width="0.882cm" svg:height="0.614cm" svg:x="9.664cm" svg:y="8.283cm">
          <draw:text-box>
            <text:p><text:span text:style-name="T6">F</text:span></text:p>
          </draw:text-box>
        </draw:frame>
        <draw:frame draw:style-name="gr12" draw:text-style-name="P14" draw:layer="layout" svg:width="25.94cm" svg:height="1.75cm" svg:x="1cm" svg:y="1cm">
          <draw:text-box>
            <text:p text:style-name="P13"><text:span text:style-name="T7">Flowchart | </text:span><text:span text:style-name="T8">noteSystem.py</text:span></text:p>
          </draw:text-box>
        </draw:frame>
        <draw:line draw:style-name="gr13" draw:text-style-name="P11" draw:layer="layout" svg:x1="9.092cm" svg:y1="6.013cm" svg:x2="9.437cm" svg:y2="5.451cm">
          <text:p/>
        </draw:line>
        <draw:line draw:style-name="gr13" draw:text-style-name="P11" draw:layer="layout" svg:x1="7.853cm" svg:y1="6.746cm" svg:x2="7.508cm" svg:y2="7.308cm">
          <text:p/>
        </draw:line>
        <draw:custom-shape draw:style-name="gr14" draw:text-style-name="P8" xml:id="id6" draw:id="id6" draw:layer="layout" svg:width="6.459cm" svg:height="0.788cm" svg:x="6.989cm" svg:y="9.673cm">
          <text:p text:style-name="P7"><text:span text:style-name="T4">9 &gt; myNote &gt;= 8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11" draw:layer="layout" svg:x1="6.989cm" svg:y1="10.067cm" svg:x2="6.148cm" svg:y2="10.903cm" draw:start-shape="id6" draw:start-glue-point="5" draw:end-shape="id7" draw:end-glue-point="5" svg:d="M6989 10067h-841v836" svg:viewBox="0 0 842 837">
          <text:p/>
        </draw:connector>
        <draw:connector draw:style-name="gr10" draw:text-style-name="P11" draw:layer="layout" svg:x1="13.448cm" svg:y1="10.067cm" svg:x2="13.921cm" svg:y2="10.997cm" draw:start-shape="id6" draw:start-glue-point="7" draw:end-shape="id8" draw:end-glue-point="4" svg:d="M13448 10067h473v930" svg:viewBox="0 0 474 931">
          <text:p/>
        </draw:connector>
        <draw:frame draw:style-name="gr11" draw:text-style-name="P12" draw:layer="layout" svg:width="0.886cm" svg:height="0.614cm" svg:x="6.437cm" svg:y="9.471cm">
          <draw:text-box>
            <text:p><text:span text:style-name="T6">T</text:span></text:p>
          </draw:text-box>
        </draw:frame>
        <draw:frame draw:style-name="gr15" draw:text-style-name="P12" draw:layer="layout" svg:width="0.878cm" svg:height="0.608cm" svg:x="13.416cm" svg:y="9.451cm">
          <draw:text-box>
            <text:p><text:span text:style-name="T6">F</text:span></text:p>
          </draw:text-box>
        </draw:frame>
        <draw:custom-shape draw:style-name="gr14" draw:text-style-name="P8" xml:id="id8" draw:id="id8" draw:layer="layout" svg:width="6.459cm" svg:height="0.788cm" svg:x="10.692cm" svg:y="10.997cm">
          <text:p text:style-name="P7"><text:span text:style-name="T4">8 &gt; myNote &gt;= 7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11" draw:layer="layout" svg:x1="10.692cm" svg:y1="11.391cm" svg:x2="9.952cm" svg:y2="12.327cm" draw:start-shape="id8" draw:start-glue-point="5" draw:end-shape="id9" draw:end-glue-point="5" svg:d="M10692 11391h-740v936" svg:viewBox="0 0 741 937">
          <text:p/>
        </draw:connector>
        <draw:connector draw:style-name="gr10" draw:text-style-name="P11" draw:layer="layout" svg:x1="17.151cm" svg:y1="11.391cm" svg:x2="17.709cm" svg:y2="12.404cm" draw:start-shape="id8" draw:start-glue-point="7" draw:end-shape="id10" draw:end-glue-point="4" svg:d="M17151 11391h558v1013" svg:viewBox="0 0 559 1014">
          <text:p/>
        </draw:connector>
        <draw:frame draw:style-name="gr11" draw:text-style-name="P12" draw:layer="layout" svg:width="0.885cm" svg:height="0.614cm" svg:x="10.145cm" svg:y="10.83cm">
          <draw:text-box>
            <text:p><text:span text:style-name="T6">T</text:span></text:p>
          </draw:text-box>
        </draw:frame>
        <draw:frame draw:style-name="gr11" draw:text-style-name="P12" draw:layer="layout" svg:width="0.877cm" svg:height="0.614cm" svg:x="17.154cm" svg:y="10.83cm">
          <draw:text-box>
            <text:p><text:span text:style-name="T6">F</text:span></text:p>
          </draw:text-box>
        </draw:frame>
        <draw:custom-shape draw:style-name="gr16" draw:text-style-name="P8" xml:id="id10" draw:id="id10" draw:layer="layout" svg:width="6.46cm" svg:height="0.798cm" svg:x="14.479cm" svg:y="12.404cm">
          <text:p text:style-name="P7"><text:span text:style-name="T4">7 &gt; myNote &gt;= 6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11" draw:layer="layout" svg:x1="14.479cm" svg:y1="12.803cm" svg:x2="13.65cm" svg:y2="13.736cm" draw:start-shape="id10" draw:start-glue-point="5" draw:end-shape="id11" draw:end-glue-point="5" svg:d="M14479 12803h-829v933" svg:viewBox="0 0 830 934">
          <text:p/>
        </draw:connector>
        <draw:connector draw:style-name="gr10" draw:text-style-name="P11" draw:layer="layout" svg:x1="20.939cm" svg:y1="12.803cm" svg:x2="21.411cm" svg:y2="13.912cm" draw:start-shape="id10" draw:start-glue-point="7" draw:end-shape="id12" draw:end-glue-point="4" svg:d="M20939 12803h472v1109" svg:viewBox="0 0 473 1110">
          <text:p/>
        </draw:connector>
        <draw:frame draw:style-name="gr17" draw:text-style-name="P12" draw:layer="layout" svg:width="0.881cm" svg:height="0.607cm" svg:x="13.936cm" svg:y="12.234cm">
          <draw:text-box>
            <text:p><text:span text:style-name="T6">T</text:span></text:p>
          </draw:text-box>
        </draw:frame>
        <draw:frame draw:style-name="gr11" draw:text-style-name="P12" draw:layer="layout" svg:width="0.883cm" svg:height="0.614cm" svg:x="20.905cm" svg:y="12.323cm">
          <draw:text-box>
            <text:p><text:span text:style-name="T6">F</text:span></text:p>
          </draw:text-box>
        </draw:frame>
        <draw:custom-shape draw:style-name="gr18" draw:text-style-name="P8" xml:id="id12" draw:id="id12" draw:layer="layout" svg:width="6.46cm" svg:height="0.788cm" svg:x="18.181cm" svg:y="13.912cm">
          <text:p text:style-name="P7"><text:span text:style-name="T4">6 &gt; myNote &gt;= 0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11" draw:layer="layout" svg:x1="18.181cm" svg:y1="14.306cm" svg:x2="17.349cm" svg:y2="15.328cm" draw:start-shape="id12" draw:start-glue-point="5" draw:end-shape="id13" draw:end-glue-point="5" svg:d="M18181 14306h-832v1022" svg:viewBox="0 0 833 1023">
          <text:p/>
        </draw:connector>
        <draw:connector draw:style-name="gr10" draw:text-style-name="P11" draw:layer="layout" svg:x1="24.641cm" svg:y1="14.306cm" svg:x2="24.943cm" svg:y2="15.33cm" draw:start-shape="id12" draw:start-glue-point="7" draw:end-shape="id14" draw:end-glue-point="5" svg:d="M24641 14306h302v1024" svg:viewBox="0 0 303 1025">
          <text:p/>
        </draw:connector>
        <draw:frame draw:style-name="gr11" draw:text-style-name="P12" draw:layer="layout" svg:width="0.871cm" svg:height="0.614cm" svg:x="17.599cm" svg:y="13.695cm">
          <draw:text-box>
            <text:p><text:span text:style-name="T6">T</text:span></text:p>
          </draw:text-box>
        </draw:frame>
        <draw:frame draw:style-name="gr11" draw:text-style-name="P12" draw:layer="layout" svg:width="0.868cm" svg:height="0.614cm" svg:x="24.652cm" svg:y="13.865cm">
          <draw:text-box>
            <text:p><text:span text:style-name="T6">F</text:span></text:p>
          </draw:text-box>
        </draw:frame>
        <draw:custom-shape draw:style-name="gr19" draw:text-style-name="P4" xml:id="id5" draw:id="id5" draw:layer="layout" svg:width="2.295cm" svg:height="0.701cm" svg:x="1.6cm" svg:y="9.727cm">
          <text:p text:style-name="P3"><text:span text:style-name="T2">“</text:span><text:span text:style-name="T2">Note: A“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349.5622094908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3" draw:text-style-name="P11" draw:layer="layout" svg:x1="3.459cm" svg:y1="9.968cm" svg:x2="3.804cm" svg:y2="9.406cm">
          <text:p/>
        </draw:line>
        <draw:custom-shape draw:style-name="gr20" draw:text-style-name="P4" xml:id="id7" draw:id="id7" draw:layer="layout" svg:width="2.295cm" svg:height="0.716cm" svg:x="5cm" svg:y="10.903cm">
          <text:p text:style-name="P3"><text:span text:style-name="T2">“</text:span><text:span text:style-name="T2">Note: B“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349.5622094908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3" draw:text-style-name="P11" draw:layer="layout" svg:x1="7.148cm" svg:y1="11.128cm" svg:x2="7.493cm" svg:y2="10.566cm">
          <text:p/>
        </draw:line>
        <draw:custom-shape draw:style-name="gr21" draw:text-style-name="P4" xml:id="id9" draw:id="id9" draw:layer="layout" svg:width="2.281cm" svg:height="0.701cm" svg:x="8.811cm" svg:y="12.327cm">
          <text:p text:style-name="P3"><text:span text:style-name="T2">“</text:span><text:span text:style-name="T2">Note: C“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349.5622094908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3" draw:text-style-name="P11" draw:layer="layout" svg:x1="10.854cm" svg:y1="12.541cm" svg:x2="11.199cm" svg:y2="11.979cm">
          <text:p/>
        </draw:line>
        <draw:custom-shape draw:style-name="gr22" draw:text-style-name="P4" xml:id="id11" draw:id="id11" draw:layer="layout" svg:width="2.288cm" svg:height="0.701cm" svg:x="12.506cm" svg:y="13.736cm">
          <text:p text:style-name="P3"><text:span text:style-name="T2">“</text:span><text:span text:style-name="T2">Note: D“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349.5622094908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3" draw:text-style-name="P11" draw:layer="layout" svg:x1="14.556cm" svg:y1="13.955cm" svg:x2="14.901cm" svg:y2="13.393cm">
          <text:p/>
        </draw:line>
        <draw:custom-shape draw:style-name="gr23" draw:text-style-name="P4" xml:id="id13" draw:id="id13" draw:layer="layout" svg:width="2.294cm" svg:height="0.701cm" svg:x="16.202cm" svg:y="15.328cm">
          <text:p text:style-name="P3"><text:span text:style-name="T2">“</text:span><text:span text:style-name="T2">Note: F“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349.5622094908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3" draw:text-style-name="P11" draw:layer="layout" svg:x1="18.257cm" svg:y1="15.545cm" svg:x2="18.602cm" svg:y2="14.983cm">
          <text:p/>
        </draw:line>
        <draw:custom-shape draw:style-name="gr24" draw:text-style-name="P4" xml:id="id14" draw:id="id14" draw:layer="layout" svg:width="3.375cm" svg:height="0.701cm" svg:x="23.255cm" svg:y="15.33cm">
          <text:p text:style-name="P3"><text:span text:style-name="T2">“</text:span><text:span text:style-name="T2">Invalid value “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349.5622094908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3" draw:text-style-name="P11" draw:layer="layout" svg:x1="26.2cm" svg:y1="15.549cm" svg:x2="26.545cm" svg:y2="14.987cm">
          <text:p/>
        </draw:line>
        <draw:connector draw:style-name="gr25" draw:text-style-name="P13" draw:layer="layout" svg:x1="24.943cm" svg:y1="16.031cm" svg:x2="14.19cm" svg:y2="18.05cm" draw:start-shape="id14" draw:start-glue-point="8" draw:end-shape="id15" draw:end-glue-point="0" svg:d="M24943 16031v1010h-10753v1009" svg:viewBox="0 0 10754 2020">
          <text:p/>
        </draw:connector>
        <draw:connector draw:style-name="gr25" draw:text-style-name="P13" draw:layer="layout" svg:x1="17.349cm" svg:y1="16.029cm" svg:x2="14.19cm" svg:y2="18.05cm" draw:start-shape="id13" draw:start-glue-point="8" draw:end-shape="id15" draw:end-glue-point="0" svg:d="M17349 16029v1011h-3159v1010" svg:viewBox="0 0 3160 2022">
          <text:p/>
        </draw:connector>
        <draw:connector draw:style-name="gr25" draw:text-style-name="P13" draw:layer="layout" draw:line-skew="0.806cm" svg:x1="13.65cm" svg:y1="14.437cm" svg:x2="14.19cm" svg:y2="18.05cm" draw:start-shape="id11" draw:start-glue-point="8" draw:end-shape="id15" draw:end-glue-point="0" svg:d="M13650 14437v2613h540v1000" svg:viewBox="0 0 541 3614">
          <text:p/>
        </draw:connector>
        <draw:connector draw:style-name="gr25" draw:text-style-name="P13" draw:layer="layout" draw:line-skew="1.77cm" svg:x1="9.959cm" svg:y1="13.028cm" svg:x2="14.19cm" svg:y2="18.05cm" draw:end-shape="id15" draw:end-glue-point="0" svg:d="M9959 13028v4022h4231v1000" svg:viewBox="0 0 4232 5023">
          <text:p/>
        </draw:connector>
        <draw:connector draw:style-name="gr25" draw:text-style-name="P13" draw:layer="layout" draw:line-skew="2.215cm" svg:x1="6.148cm" svg:y1="11.619cm" svg:x2="14.19cm" svg:y2="18.05cm" draw:start-shape="id7" draw:start-glue-point="8" draw:end-shape="id15" draw:end-glue-point="0" svg:d="M6148 11619v5431h8042v1000" svg:viewBox="0 0 8043 6432">
          <text:p/>
        </draw:connector>
        <draw:connector draw:style-name="gr26" draw:text-style-name="P13" draw:layer="layout" draw:line-skew="3.07cm" svg:x1="2.683cm" svg:y1="10.428cm" svg:x2="14.19cm" svg:y2="18.05cm" draw:end-shape="id15" draw:end-glue-point="0" svg:d="M2683 10428v6622h11507v1000" svg:viewBox="0 0 11508 7623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Sans Condensed" svg:font-family="'Fira Sans Condensed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ingFang SC" svg:font-family="'PingFang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9" draw:display-name="Arrowheads 9" svg:viewBox="0 0 20 20" svg:d="M0 20l10-20 10 20z"/>
    <draw:marker draw:name="线条箭头_20_1" draw:display-name="线条箭头 1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SC" style:font-size-asian="24pt" style:language-asian="zh" style:country-asian="CN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24T21:33:53.122710093</meta:creation-date>
    <dc:date>2022-06-25T21:38:22.553257643</dc:date>
    <meta:editing-duration>PT39M6S</meta:editing-duration>
    <meta:editing-cycles>9</meta:editing-cycles>
    <meta:generator>LibreOffice/7.3.4.2$Linux_X86_64 LibreOffice_project/30$Build-2</meta:generator>
    <meta:document-statistic meta:object-count="53"/>
  </office:meta>
</office:document-meta>
</file>